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9160f" officeooo:paragraph-rsid="001916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come to undergroun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12pt" fo:language="none" fo:country="none" style:font-name-asian="游明朝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1:36:23.563000000</dc:date>
    <meta:editing-duration>PT15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7.3.3.2$Windows_X86_64 LibreOffice_project/d1d0ea68f081ee2800a922cac8f79445e4603348</meta:generator>
  </office:meta>
</office:document-meta>
</file>